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5-10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5-03-0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4-10-2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4-08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4-05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4-02-2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3-02-1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2-02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1-11-0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1-03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0-10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0-08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20-03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9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9-08-1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9-02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7-11-0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7-02-2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6-11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6-09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6-03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5-03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4-12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4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3-12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3-09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3-06-2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3-03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2-12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2-09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2-03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1-12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1-09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1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1-03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0-12-0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0-09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10-03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9-12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9-09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9-03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9-02-0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8-10-2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8-02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7-10-2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7-02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6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6-02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5-10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4-10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4-03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3-10-1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2001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8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7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5-04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3-10-2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3-08-1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2-03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1-10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1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90-04-07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9-10-0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9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8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5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4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3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3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2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8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9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7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6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5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2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7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8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7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806</text:p>
          </table:table-cell>
          <table:table-cell office:value-type="string" calcext:value-type="string">
            <text:p>39S/35E-25DBA</text:p>
          </table:table-cell>
          <table:table-cell office:value-type="string" calcext:value-type="string">
            <text:p>196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2" meta:object-count="0"/>
    <meta:user-defined meta:name="AppVersion">3.0</meta:user-defined>
  </office:meta>
</office:document-meta>
</file>